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fo:font-weight="bold" officeooo:rsid="001fbfba" officeooo:paragraph-rsid="001fbfba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normal" fo:font-weight="normal" officeooo:rsid="00214681" officeooo:paragraph-rsid="0021468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normal" fo:font-weight="normal" officeooo:rsid="00214681" officeooo:paragraph-rsid="002889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normal" fo:font-weight="normal" officeooo:rsid="00214681" officeooo:paragraph-rsid="002cba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normal" fo:font-weight="normal" officeooo:rsid="0024596f" officeooo:paragraph-rsid="0024596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normal" fo:font-weight="normal" officeooo:rsid="0024596f" officeooo:paragraph-rsid="0027e3b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normal" fo:font-weight="normal" officeooo:rsid="0024596f" officeooo:paragraph-rsid="002889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normal" fo:font-weight="normal" officeooo:rsid="00288951" officeooo:paragraph-rsid="002889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normal" fo:font-weight="normal" officeooo:rsid="00288951" officeooo:paragraph-rsid="0021468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style:line-height-at-least="0.503cm"/>
      <style:text-properties fo:color="#000000" loext:opacity="100%" style:font-name="Liberation Sans" fo:font-size="12pt" fo:font-style="normal" fo:font-weight="normal" officeooo:rsid="00288951" officeooo:paragraph-rsid="002889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normal" fo:font-weight="normal" officeooo:rsid="002cbaa4" officeooo:paragraph-rsid="002cba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paragraph-rsid="0024596f" fo:background-color="transparent" style:font-size-asian="12pt" style:font-size-complex="12pt"/>
    </style:style>
    <style:style style:name="P13" style:family="paragraph" style:parent-style-name="Standard">
      <style:paragraph-properties style:line-height-at-least="0.503cm"/>
      <style:text-properties fo:color="#000000" loext:opacity="100%" style:font-name="Liberation Sans" fo:font-size="12pt" fo:font-weight="normal" fo:background-color="transparent" style:font-size-asian="12pt" style:font-size-complex="12pt"/>
    </style:style>
    <style:style style:name="P14" style:family="paragraph" style:parent-style-name="Standard">
      <style:paragraph-properties style:line-height-at-least="0.503cm"/>
      <style:text-properties fo:color="#000000" loext:opacity="100%" style:font-name="Liberation Sans" fo:font-size="12pt" fo:font-weight="normal" officeooo:paragraph-rsid="0024596f" fo:background-color="transparent" style:font-size-asian="12pt" style:font-size-complex="12pt"/>
    </style:style>
    <style:style style:name="P15" style:family="paragraph" style:parent-style-name="Standard">
      <style:paragraph-properties style:line-height-at-least="0.503cm"/>
      <style:text-properties fo:color="#000000" loext:opacity="100%" style:font-name="Liberation Sans" fo:font-size="12pt" fo:font-weight="normal" officeooo:paragraph-rsid="0027e3b6" fo:background-color="transparent" style:font-size-asian="12pt" style:font-size-complex="12pt"/>
    </style:style>
    <style:style style:name="P16" style:family="paragraph" style:parent-style-name="Standard">
      <style:paragraph-properties style:line-height-at-least="0.503cm"/>
      <style:text-properties fo:color="#000000" loext:opacity="100%" style:font-name="Liberation Sans" fo:font-size="12pt" fo:font-weight="normal" officeooo:paragraph-rsid="00288951" fo:background-color="transparent" style:font-size-asian="12pt" style:font-size-complex="12pt"/>
    </style:style>
    <style:style style:name="P17" style:family="paragraph" style:parent-style-name="Standard">
      <style:paragraph-properties style:line-height-at-least="0.503cm"/>
      <style:text-properties fo:color="#000000" loext:opacity="100%" style:font-name="Liberation Sans" fo:font-size="12pt" fo:font-weight="normal" officeooo:paragraph-rsid="002bcab1" fo:background-color="transparent" style:font-size-asian="12pt" style:font-size-complex="12pt"/>
    </style:style>
    <style:style style:name="P18" style:family="paragraph" style:parent-style-name="Standard">
      <style:paragraph-properties style:line-height-at-least="0.503cm"/>
      <style:text-properties fo:color="#000000" loext:opacity="100%" style:font-name="Liberation Sans" fo:font-size="12pt" fo:font-weight="normal" officeooo:rsid="0024596f" officeooo:paragraph-rsid="0024596f" fo:background-color="transparent" style:font-size-asian="12pt" style:font-size-complex="12pt"/>
    </style:style>
    <style:style style:name="P19" style:family="paragraph" style:parent-style-name="Standard">
      <style:paragraph-properties style:line-height-at-least="0.503cm"/>
      <style:text-properties fo:color="#000000" loext:opacity="100%" style:font-name="Liberation Sans" fo:font-size="12pt" fo:font-weight="normal" officeooo:rsid="0024596f" officeooo:paragraph-rsid="00288951" fo:background-color="transparent" style:font-size-asian="12pt" style:font-size-complex="12pt"/>
    </style:style>
    <style:style style:name="P20" style:family="paragraph" style:parent-style-name="Standard">
      <style:paragraph-properties style:line-height-at-least="0.503cm"/>
      <style:text-properties fo:color="#000000" loext:opacity="100%" style:font-name="Liberation Sans" fo:font-size="12pt" fo:font-weight="normal" officeooo:rsid="00288951" officeooo:paragraph-rsid="00288951" fo:background-color="transparent" style:font-size-asian="12pt" style:font-size-complex="12pt"/>
    </style:style>
    <style:style style:name="P21" style:family="paragraph" style:parent-style-name="Standard">
      <style:paragraph-properties style:line-height-at-least="0.503cm"/>
      <style:text-properties fo:color="#000000" loext:opacity="100%" style:font-name="Liberation Sans" fo:font-size="12pt" fo:font-style="italic" fo:font-weight="bold" officeooo:paragraph-rsid="0024596f" fo:background-color="transparent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paragraph-properties style:line-height-at-least="0.503cm"/>
      <style:text-properties fo:color="#000000" loext:opacity="100%" style:font-name="Liberation Sans" fo:font-size="12pt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paragraph-properties style:line-height-at-least="0.503cm"/>
      <style:text-properties fo:color="#000000" loext:opacity="100%" style:font-name="Liberation Sans" fo:font-size="12pt" fo:font-style="italic" fo:font-weight="bold" officeooo:paragraph-rsid="0027e3b6" fo:background-color="transparent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paragraph-properties style:line-height-at-least="0.503cm"/>
      <style:text-properties fo:color="#000000" loext:opacity="100%" style:font-name="Liberation Sans" fo:font-size="12pt" fo:font-style="italic" fo:font-weight="bold" officeooo:paragraph-rsid="00288951" fo:background-color="transparent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italic" fo:font-weight="bold" officeooo:rsid="0024596f" officeooo:paragraph-rsid="00288951" fo:background-color="transparent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italic" fo:font-weight="bold" officeooo:rsid="0024596f" officeooo:paragraph-rsid="0027e3b6" fo:background-color="transparent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italic" fo:font-weight="bold" officeooo:rsid="0024596f" officeooo:paragraph-rsid="0024596f" fo:background-color="transparent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paragraph-properties style:line-height-at-least="0.503cm"/>
      <style:text-properties fo:color="#000000" loext:opacity="100%" style:font-name="Liberation Sans" fo:font-size="12pt" fo:font-style="italic" fo:font-weight="bold" officeooo:rsid="00288951" officeooo:paragraph-rsid="00288951" fo:background-color="transparent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="Liberation Sans" fo:font-size="16pt" fo:font-style="italic" fo:font-weight="bold" officeooo:rsid="001fbfba" officeooo:paragraph-rsid="001fbfba" fo:background-color="transparent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Liberation Sans" fo:font-size="16pt" fo:font-style="italic" fo:font-weight="bold" officeooo:paragraph-rsid="001fbfba" fo:background-color="transparent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6pt" fo:font-style="italic" fo:font-weight="bold" officeooo:paragraph-rsid="001fbfba" fo:background-color="transparent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fo:font-style="italic" fo:font-weight="bold" officeooo:paragraph-rsid="001fbfba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normal" fo:font-weight="normal" officeooo:rsid="00214681" officeooo:paragraph-rsid="002889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style:line-height-at-least="0.503cm"/>
      <style:text-properties fo:color="#000000" loext:opacity="100%" style:font-name="Liberation Sans" fo:font-size="12pt" fo:font-weight="normal" officeooo:rsid="002bcab1" officeooo:paragraph-rsid="002bcab1" fo:background-color="transparent" style:font-size-asian="12pt" style:font-size-complex="12pt"/>
    </style:style>
    <style:style style:name="T1" style:family="text">
      <style:text-properties officeooo:rsid="001fbfba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1fbfba"/>
    </style:style>
    <style:style style:name="T4" style:family="text">
      <style:text-properties fo:color="#000000" loext:opacity="100%" style:font-name="Liberation Sans" fo:background-color="transparent" loext:char-shading-value="0"/>
    </style:style>
    <style:style style:name="T5" style:family="text">
      <style:text-properties fo:color="#000000" loext:opacity="100%" style:font-name="Liberation Sans" officeooo:rsid="001fbfba" fo:background-color="transparent" loext:char-shading-value="0"/>
    </style:style>
    <style:style style:name="T6" style:family="text">
      <style:text-properties officeooo:rsid="0022aa11"/>
    </style:style>
    <style:style style:name="T7" style:family="text">
      <style:text-properties officeooo:rsid="0024596f"/>
    </style:style>
    <style:style style:name="T8" style:family="text">
      <style:text-properties fo:font-style="normal" style:font-style-asian="normal" style:font-weight-asian="normal" style:font-style-complex="normal" style:font-weight-complex="normal"/>
    </style:style>
    <style:style style:name="T9" style:family="text">
      <style:text-properties fo:font-style="normal" officeooo:rsid="0024596f" style:font-style-asian="normal" style:font-weight-asian="normal" style:font-style-complex="normal" style:font-weight-complex="normal"/>
    </style:style>
    <style:style style:name="T10" style:family="text">
      <style:text-properties fo:font-style="normal" officeooo:rsid="00214681" style:font-style-asian="normal" style:font-weight-asian="normal" style:font-style-complex="normal" style:font-weight-complex="normal"/>
    </style:style>
    <style:style style:name="T11" style:family="text">
      <style:text-properties officeooo:rsid="0027e3b6"/>
    </style:style>
    <style:style style:name="T12" style:family="text">
      <style:text-properties officeooo:rsid="00288951"/>
    </style:style>
    <style:style style:name="T13" style:family="text">
      <style:text-properties officeooo:rsid="00214681"/>
    </style:style>
    <style:style style:name="T14" style:family="text">
      <style:text-properties fo:font-style="italic" fo:font-weight="bold" officeooo:rsid="0024596f" style:font-style-asian="italic" style:font-weight-asian="bold" style:font-style-complex="italic" style:font-weight-complex="bold"/>
    </style:style>
    <style:style style:name="T15" style:family="text">
      <style:text-properties officeooo:rsid="002bcab1"/>
    </style:style>
    <style:style style:name="T16" style:family="text">
      <style:text-properties officeooo:rsid="002cbaa4"/>
    </style:style>
    <style:style style:name="T17" style:family="text">
      <style:text-properties officeooo:rsid="002ccef2"/>
    </style:style>
    <style:style style:name="T18" style:family="text">
      <style:text-properties officeooo:rsid="002e3c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інцівки для візуальної новели</text:p>
      <text:p text:style-name="P30"><text:span text:style-name="T1">1. </text:span>Help_captive <text:span text:style-name="T6">(Ідеальна)</text:span></text:p>
      <text:p text:style-name="P2">1. Не вбивати сусіда</text:p>
      <text:p text:style-name="P2">2. Врятувати дівчину</text:p>
      <text:p text:style-name="P2">3. Заправитись</text:p>
      <text:p text:style-name="P2">4. Перевірив відсік</text:p>
      <text:p text:style-name="P2">5. Врятував полоненого</text:p>
      <text:p text:style-name="P27">____________________</text:p>
      <text:p text:style-name="P12"><text:span text:style-name="T9">6. </text:span>Втеча з ковчега</text:p>
      <text:p text:style-name="P22">"День 7"</text:p>
      <text:p text:style-name="P13"><text:span text:style-name="T7">7. Військові п</text:span>овідомл<text:span text:style-name="T7">яють</text:span> про прибуття на ковчег <text:span text:style-name="T7">та частково зачищають територію, після чого повідомляють про мінне поле</text:span></text:p>
      <text:p text:style-name="P13"><text:span text:style-name="T7">8. </text:span>Г.г. наступає на міну, <text:span text:style-name="T7">а полонений рятує його</text:span></text:p>
      <text:p text:style-name="P13"><text:span text:style-name="T7">9. Компанія</text:span> підн<text:span text:style-name="T7">ялась </text:span>на ковчег, <text:span text:style-name="T7">після чого він почав злітати</text:span></text:p>
      <text:p text:style-name="P13"><text:span text:style-name="T7">10. </text:span>Гуманоїд хапає г.г. за ногу, <text:span text:style-name="T7">та с</text:span>упутниця г.г. помічає це і <text:span text:style-name="T12">н</text:span>а борт його затягують його компаньйони</text:p>
      <text:p text:style-name="P30"><text:span text:style-name="T1">2. </text:span>Help_captive_kill_neighbor <text:span text:style-name="T18">()</text:span></text:p>
      <text:p text:style-name="P2">1. Вбивати сусіда</text:p>
      <text:p text:style-name="P2">2. Врятувати дівчину</text:p>
      <text:p text:style-name="P2">3. Заправитись</text:p>
      <text:p text:style-name="P2">4. Перевірив відсік</text:p>
      <text:p text:style-name="P2">5. Врятував полоненого</text:p>
      <text:p text:style-name="P27">____________________</text:p>
      <text:p text:style-name="P12"><text:span text:style-name="T9">6. </text:span>Втеча з ковчега</text:p>
      <text:p text:style-name="P21">"День 7"</text:p>
      <text:p text:style-name="P14"><text:span text:style-name="T7">7. Військові п</text:span>овідомл<text:span text:style-name="T7">яють</text:span> про прибуття на ковчег <text:span text:style-name="T7">та частково зачищають територію, і виявляють що г.г. заражений</text:span></text:p>
      <text:p text:style-name="P18">8. Його компаньйони виправдовують його, а він всою чергу каже що вони зможуть ставити над ним досліди, аби вилікувати інших заражених і військові погоджуються</text:p>
      <text:p text:style-name="P14"><text:span text:style-name="T7">9. Компанії повідомляють про мінне поле. Г</text:span>.г. наступає на міну, <text:span text:style-name="T7">а полонений рятує його</text:span></text:p>
      <text:p text:style-name="P14"><text:span text:style-name="T7">10. Компанія</text:span> підн<text:span text:style-name="T7">ялась </text:span>на ковчег, <text:span text:style-name="T7">після чого він почав злітати</text:span></text:p>
      <text:p text:style-name="P14"><text:span text:style-name="T7">11. </text:span>Гуманоїд хапає г.г. за ногу, <text:span text:style-name="T7">та с</text:span>упутниця г.г. помічає це і На борт його затягують його компаньйони</text:p>
      <text:p text:style-name="P30"><text:span text:style-name="T1">3. <text:s/></text:span>Not_help_captive</text:p>
      <text:p text:style-name="P2">1. Не вбивати сусіда</text:p>
      <text:p text:style-name="P2">2. Врятувати дівчину</text:p>
      <text:p text:style-name="P2">3. Заправитись</text:p>
      <text:p text:style-name="P2">4. Перевірив відсік</text:p>
      <text:p text:style-name="P2">5. Не рятував полоненого</text:p>
      <text:p text:style-name="P27">____________________</text:p>
      <text:p text:style-name="P12"><text:span text:style-name="T9">6. </text:span>Втеча з ковчега</text:p>
      <text:p text:style-name="P21">"День 7"</text:p>
      <text:p text:style-name="P14"><text:span text:style-name="T7">7. Військові п</text:span>овідомл<text:span text:style-name="T7">яють</text:span> про прибуття на ковчег <text:span text:style-name="T7">та частково зачищають територію, після чого повідомляють про мінне поле</text:span></text:p>
      <text:p text:style-name="P14"><text:span text:style-name="T7">8. </text:span>Г.г. наступає на міну <text:span text:style-name="T7">та залишається щоб підірвати з собою гуманоїдів</text:span></text:p>
      <text:p text:style-name="P31"><text:span text:style-name="T3">4. </text:span><text:span text:style-name="T2">Not_help_captive_kill_neighbor</text:span></text:p>
      <text:p text:style-name="P2">1. Вбивати сусіда</text:p>
      <text:p text:style-name="P2">2. Врятувати дівчину</text:p>
      <text:p text:style-name="P2">3. Заправитись</text:p>
      <text:p text:style-name="P2"><text:soft-page-break/>4. Перевірив відсік</text:p>
      <text:p text:style-name="P2">5. Не рятував полоненого</text:p>
      <text:p text:style-name="P27">____________________</text:p>
      <text:p text:style-name="P12"><text:span text:style-name="T9">6. </text:span>Втеча з ковчега</text:p>
      <text:p text:style-name="P21">"День 7"</text:p>
      <text:p text:style-name="P14"><text:span text:style-name="T7">7. Військові п</text:span>овідомл<text:span text:style-name="T7">яють</text:span> про прибуття на ковчег <text:span text:style-name="T7">та частково зачищають територію, і виявляють що г.г. заражений</text:span></text:p>
      <text:p text:style-name="P18">8. Його компаньйонка намагається виправдати його, та військові не вірять і кажуть що можуть підібрати лише її, а г.г. має залишитись</text:p>
      <text:p text:style-name="P18">9. Г.г. каже що вона має вижити, тому наказав їй підійматись на ковчег. І вона піднялась</text:p>
      <text:p text:style-name="P18">10. <text:span text:style-name="T17">Військові вбивають г.г.</text:span></text:p>
      <text:p text:style-name="P30"><text:span text:style-name="T1">5. </text:span>Not_check_cell</text:p>
      <text:p text:style-name="P2">1. Не вбивати сусіда</text:p>
      <text:p text:style-name="P2">2. Врятувати дівчину</text:p>
      <text:p text:style-name="P2">3. Заправитись</text:p>
      <text:p text:style-name="P2">4. Не перевірив відсік</text:p>
      <text:p text:style-name="P27">____________________</text:p>
      <text:p text:style-name="P5">6. Звичайний день</text:p>
      <text:p text:style-name="P21">"День 7"</text:p>
      <text:p text:style-name="P14"><text:span text:style-name="T7">7. Ковчег мав би вже злітати, але він цього не робить, тому в</text:span>сі прибулі на ковчег збираються в головній залі та обурюються даній ситуації</text:p>
      <text:p text:style-name="P14"><text:span text:style-name="T7">8. </text:span>На трибуну виходить головний на ковчезі та каже що ніякого ковчега тут ніколи не було і що це місце лише підробка, а їх всіх тут зібрали аби зїсти, бо команда ковчега - канібали</text:p>
      <text:p text:style-name="P14"><text:span text:style-name="T7">9. </text:span>Спроба боротьби людей проти команди ковчега. Г.г. помирає у битві</text:p>
      <text:p text:style-name="P29">6. Not_check_cell_kill_neighbor</text:p>
      <text:p text:style-name="P2">1. Вбивати сусіда</text:p>
      <text:p text:style-name="P2">2. Врятувати дівчину</text:p>
      <text:p text:style-name="P2">3. Заправитись</text:p>
      <text:p text:style-name="P2">4. Не перевірив відсік</text:p>
      <text:p text:style-name="P27">____________________</text:p>
      <text:p text:style-name="P5">6. Звичайний день</text:p>
      <text:p text:style-name="P21">"День 7"</text:p>
      <text:p text:style-name="P14"><text:span text:style-name="T7">7. Ковчег мав би вже злітати, але він цього не робить, тому в</text:span>сі прибулі на ковчег збираються в головній залі та обурюються даній ситуації</text:p>
      <text:p text:style-name="P14"><text:span text:style-name="T7">8. </text:span>На трибуну виходить головний на ковчезі та каже що ніякого ковчега тут ніколи не було і що це місце лише підробка, а їх всіх тут зібрали аби зїсти, бо команда ковчега - канібали</text:p>
      <text:p text:style-name="P14"><text:span text:style-name="T7">9. </text:span>Спроба боротьби людей проти команди ковчега. Г.г. помирає у битві</text:p>
      <text:p text:style-name="P29">7. Run_no_refuel</text:p>
      <text:p text:style-name="P2">1. Не вбивати сусіда</text:p>
      <text:p text:style-name="P2">2. Врятувати дівчину</text:p>
      <text:p text:style-name="P2">3. Не заправлятись</text:p>
      <text:p text:style-name="P2">4. Перевірив відсік</text:p>
      <text:p text:style-name="P2">5. Врятував полоненого</text:p>
      <text:p text:style-name="P2">6. Бігти</text:p>
      <text:p text:style-name="P26">____________________</text:p>
      <text:p text:style-name="P6"><text:span text:style-name="T11">7</text:span>. <text:span text:style-name="T11">Вони бігли у напрямку минулих координат ковчега</text:span></text:p>
      <text:p text:style-name="P23">"День 7"</text:p>
      <text:p text:style-name="P15"><text:soft-page-break/><text:span text:style-name="T11">8</text:span><text:span text:style-name="T7">. Вони </text:span><text:span text:style-name="T11">по</text:span><text:span text:style-name="T7">бач</text:span><text:span text:style-name="T11">или</text:span><text:span text:style-name="T7"> як ковчег летить над ними</text:span></text:p>
      <text:p text:style-name="P30"><text:span text:style-name="T1">8. </text:span>Run_no_refuel_kill_neighbor</text:p>
      <text:p text:style-name="P2">1. Вбивати сусіда</text:p>
      <text:p text:style-name="P2">2. Врятувати дівчину</text:p>
      <text:p text:style-name="P2">3. Не заправлятись</text:p>
      <text:p text:style-name="P2">4. Перевірив відсік</text:p>
      <text:p text:style-name="P2">5. Врятував полоненого</text:p>
      <text:p text:style-name="P2">6. Бігти</text:p>
      <text:p text:style-name="P25">____________________</text:p>
      <text:p text:style-name="P7"><text:span text:style-name="T11">7</text:span>. <text:span text:style-name="T11">Вони бігли у напрямку минулих координат ковчега</text:span></text:p>
      <text:p text:style-name="P24">"День 7"</text:p>
      <text:p text:style-name="P16"><text:span text:style-name="T11">8</text:span><text:span text:style-name="T7">. Вони </text:span><text:span text:style-name="T11">по</text:span><text:span text:style-name="T7">бач</text:span><text:span text:style-name="T11">или</text:span><text:span text:style-name="T7"> як ковчег летить над ними</text:span></text:p>
      <text:p text:style-name="P2"><text:span text:style-name="T12">9. </text:span>Г.г. відчуває як починає перетворюватись на гуманоїда, <text:span text:style-name="T12">та наказує своїм компаньйонам бігти, проте вони не сприйняли це в серйоз і починають продумувати план того що робити далі.</text:span></text:p>
      <text:p text:style-name="P8">10. В цей момент г.г. <text:span text:style-name="T13">перетворюється на гуманоїда і заражає своїх компаньйонів</text:span></text:p>
      <text:p text:style-name="P30"><text:span text:style-name="T1">9. </text:span>Fight_no_refuel</text:p>
      <text:p text:style-name="P2">1. Не вбивати сусіда</text:p>
      <text:p text:style-name="P2">2. Врятувати дівчину</text:p>
      <text:p text:style-name="P2">3. Не заправлятись</text:p>
      <text:p text:style-name="P2">4. Перевірив відсік</text:p>
      <text:p text:style-name="P2">5. Врятував полоненого</text:p>
      <text:p text:style-name="P2">6. Повернутись та битись</text:p>
      <text:p text:style-name="P25">____________________</text:p>
      <text:p text:style-name="P8">7. Вони розуміють що бігти немає куди, тож вирішують повернутись та завоювати псевдо ковчег</text:p>
      <text:p text:style-name="P8">8. Вони підіймають рух супротиву проти канібалів з псевдо-ковчега і захоплюють його</text:p>
      <text:p text:style-name="P30"><text:span text:style-name="T1">10. </text:span>Fight_no_refuel_kill_neighbor</text:p>
      <text:p text:style-name="P2">1. Вбивати сусіда</text:p>
      <text:p text:style-name="P2">2. Врятувати дівчину</text:p>
      <text:p text:style-name="P2">3. Не заправлятись</text:p>
      <text:p text:style-name="P2">4. Перевірив відсік</text:p>
      <text:p text:style-name="P2">5. Врятував полоненого</text:p>
      <text:p text:style-name="P2">6. Повернутись та битись</text:p>
      <text:p text:style-name="P25">____________________</text:p>
      <text:p text:style-name="P8">7. Вони розуміють що бігти немає куди, тож вирішують повернутись та завоювати псевдо ковчег</text:p>
      <text:p text:style-name="P8">8. Вони підіймають рух супротиву проти канібалів з псевдо-ковчега і захоплюють його</text:p>
      <text:p text:style-name="P28">"День 7"</text:p>
      <text:p text:style-name="P10">9. Люди помічають, що г.г. починає мутувати і хочуть його вбити, його компаньйонка та ще кілька людей намагаються заступитись за нього, але інші вважають що вони напевно теж заражені тож виганяють їх з псевдо-ковчега</text:p>
      <text:p text:style-name="P30"><text:span text:style-name="T1">11. </text:span>Run_no_refuel_not_help</text:p>
      <text:p text:style-name="P2">1. Не вбивати сусіда</text:p>
      <text:p text:style-name="P2">2. Врятувати дівчину</text:p>
      <text:p text:style-name="P2">3. Не заправлятись</text:p>
      <text:p text:style-name="P2">4. Перевірив відсік</text:p>
      <text:p text:style-name="P2">5. Не рятував полоненого</text:p>
      <text:p text:style-name="P2">6. Бігти</text:p>
      <text:p text:style-name="P25">____________________</text:p>
      <text:p text:style-name="P2"><text:span text:style-name="T12">7. </text:span>Вони біжать у напрямку минулих координат ковчега</text:p>
      <text:p text:style-name="P24"><text:soft-page-break/><text:span text:style-name="T12">"День 7"</text:span></text:p>
      <text:p text:style-name="P11">8. Г.г. чує як згая гуманоїдів приближається до них, тож він вирішує що варто заховатись у ямі біля узбіччя</text:p>
      <text:p text:style-name="P11">9. Гуманоїди проходять повз і г.г. з компаньйонкою продовжують свій шлях, проте через короткий час вони бачать, як ковчег летить над їх головами</text:p>
      <text:p text:style-name="P30"><text:span text:style-name="T1">12. </text:span>Run_no_refuel_not_help_kill_neighbor</text:p>
      <text:p text:style-name="P2">1. Вбивати сусіда</text:p>
      <text:p text:style-name="P2">2. Врятувати дівчину</text:p>
      <text:p text:style-name="P2">3. Не заправлятись</text:p>
      <text:p text:style-name="P2">4. Перевірив відсік</text:p>
      <text:p text:style-name="P2">5. Не рятував полоненого</text:p>
      <text:p text:style-name="P2">6. Бігти</text:p>
      <text:p text:style-name="P25">____________________</text:p>
      <text:p text:style-name="P3"><text:span text:style-name="T12">7. </text:span>Вони біжать у напрямку минулих координат ковчега</text:p>
      <text:p text:style-name="P28">"День 7"</text:p>
      <text:p text:style-name="P3"><text:span text:style-name="T12">8. </text:span>Їх наздоганяє зграя гуманоїдів, <text:span text:style-name="T12">яка</text:span> зїдає <text:span text:style-name="T12">компаньйонку г.г., а його не чіпають бо бачать у ньому такогож гуманоїда як і вони</text:span></text:p>
      <text:p text:style-name="P8">9. Побачивши це він починає сходити з розуму та повністю перетворюватись на гуманоїда</text:p>
      <text:p text:style-name="P30"><text:span text:style-name="T1">13. </text:span>Fight_no_refuel_not_help</text:p>
      <text:p text:style-name="P2">1. Не вбивати сусіда</text:p>
      <text:p text:style-name="P2">2. Врятувати дівчину</text:p>
      <text:p text:style-name="P2">3. Не заправлятись</text:p>
      <text:p text:style-name="P2">4. Перевірив відсік</text:p>
      <text:p text:style-name="P2">5. Не рятував полоненого</text:p>
      <text:p text:style-name="P3">6. Повернутись та битись<text:line-break/><text:span text:style-name="T14">____________________</text:span><text:span text:style-name="T14"/></text:p>
      <text:p text:style-name="P2"><text:span text:style-name="T12">7. </text:span>Вони розуміють що бігти немає куди, тож вирішують повернутись та завоювати псевдо ковчег</text:p>
      <text:p text:style-name="P2"><text:span text:style-name="T12">8. </text:span>Вони підіймають рух супротиву проти канібалів з псевдо-ковчега, але їм не вистачає людей і г.г. помирає у битві</text:p>
      <text:p text:style-name="P30"><text:span text:style-name="T1">14. </text:span>Fight_no_refuel_not_help_kill_neighbor</text:p>
      <text:p text:style-name="P2">1. Вбивати сусіда</text:p>
      <text:p text:style-name="P2">2. Врятувати дівчину</text:p>
      <text:p text:style-name="P2">3. Не заправлятись</text:p>
      <text:p text:style-name="P2">4. Перевірив відсік</text:p>
      <text:p text:style-name="P2">5. Не рятував полоненого</text:p>
      <text:p text:style-name="P2">6. Повернутись та битись</text:p>
      <text:p text:style-name="P25">____________________</text:p>
      <text:p text:style-name="P8">7. <text:span text:style-name="T13">Вони розуміють що бігти немає куди, тож вирішують повернутись та завоювати псевдо ковчег</text:span></text:p>
      <text:p text:style-name="P8">8. Вони підіймають рух супротиву проти канібалів з псевдо-ковчега, але їм не вистачає людей і прибулі люди починають програвати</text:p>
      <text:p text:style-name="P8">9. Під час битви г.г. пертворюється на гуманоїда та вбиває всіх хто був на псевдо ковчезі</text:p>
      <text:p text:style-name="P30"><text:span text:style-name="T1">15. </text:span>Not_check_cell_no_refuel</text:p>
      <text:p text:style-name="P2">1. Не вбивати сусіда</text:p>
      <text:p text:style-name="P2">2. Врятувати дівчину</text:p>
      <text:p text:style-name="P2">3. Не заправлятись</text:p>
      <text:p text:style-name="P2">4. Не перевірив відсік</text:p>
      <text:p text:style-name="P25">____________________</text:p>
      <text:p text:style-name="P2"><text:soft-page-break/><text:span text:style-name="T12">5. </text:span>Звичайний день</text:p>
      <text:p text:style-name="P28">"День 7"</text:p>
      <text:p text:style-name="P2"><text:span text:style-name="T12">6. </text:span>Ковчег мав би вже злітати, але він цього не робить, <text:span text:style-name="T12">тож в</text:span>сі прибулі на ковчег збираються в головній залі та обурюються даній ситуації</text:p>
      <text:p text:style-name="P2"><text:span text:style-name="T12">7. </text:span>На трибуну виходить головний на ковчезі та каже що ніякого ковчега тут ніколи не було і що це місце лише підробка, а їх всіх тут зібрали аби зїсти, бо команда ковчега - канібали</text:p>
      <text:p text:style-name="P9">8. Більшість людей падають духом і майже готові прийняти це, але г.г. з цим категорично не згоден, тож проголошує гучну промову про життя та волю і підіймає бойовий дух людей</text:p>
      <text:p text:style-name="P8">9. <text:span text:style-name="T13">Спроба боротьби людей проти команди ковчега</text:span></text:p>
      <text:p text:style-name="P2"><text:span text:style-name="T17">10</text:span><text:span text:style-name="T12">. Канібали виявляються сильніші та перемагають прибулих. Під час битви головний канібал визнає г.г. цікавим</text:span> беруть у полон аби <text:span text:style-name="T12">спробувати мозок такої ідейної людини</text:span></text:p>
      <text:p text:style-name="P30"><text:span text:style-name="T1">16. </text:span>Not_check_cell_no_refuel_kill_neighbor</text:p>
      <text:p text:style-name="P2">1. Вбивати сусіда</text:p>
      <text:p text:style-name="P2">2. Врятувати дівчину</text:p>
      <text:p text:style-name="P2">3. Не заправлятись</text:p>
      <text:p text:style-name="P2">4. Не перевірив відсік</text:p>
      <text:p text:style-name="P25">____________________</text:p>
      <text:p text:style-name="P2"><text:span text:style-name="T12">5. </text:span>Звичайний день</text:p>
      <text:p text:style-name="P28">"День 7"</text:p>
      <text:p text:style-name="P3"><text:s/><text:span text:style-name="T12">6. </text:span>Ковчег мав би вже злітати, але він цього не робить, <text:span text:style-name="T12">тож в</text:span>сі прибулі на ковчег збираються в головній залі та обурюються даній ситуації</text:p>
      <text:p text:style-name="P3"><text:span text:style-name="T12">7. </text:span>На трибуну виходить головний на ковчезі та каже що ніякого ковчега тут ніколи не було і що це місце лише підробка, а їх всіх тут зібрали аби зїсти, бо команда ковчега - канібали</text:p>
      <text:p text:style-name="P8">8. Більшість людей падають духом і майже готові прийняти це, але г.г. з цим категорично не згоден, тож проголошує гучну промову про життя та волю і підіймає бойовий дух людей</text:p>
      <text:p text:style-name="P8">9. <text:span text:style-name="T13">Спроба боротьби людей проти команди ковчега</text:span></text:p>
      <text:p text:style-name="P3"><text:span text:style-name="T12">10. Канібали виявляються сильніші та перемагають прибулих. Під час битви г</text:span>.г. <text:span text:style-name="T12">перетворюється в гуманоїда та канібали</text:span> беруть <text:span text:style-name="T12">його</text:span> у полон аби ставити досліди та мати 'ручного' гуманоїда</text:p>
      <text:p text:style-name="P30"><text:span text:style-name="T1">17. </text:span>Help_captive_no_girl</text:p>
      <text:p text:style-name="P2">1. Не вбивати сусіда</text:p>
      <text:p text:style-name="P2">2. Не рятувати дівчину</text:p>
      <text:p text:style-name="P2">3. Заправитись</text:p>
      <text:p text:style-name="P2">4. Перевірив відсік</text:p>
      <text:p text:style-name="P2">5. Врятував полоненого</text:p>
      <text:p text:style-name="P25">____________________</text:p>
      <text:p text:style-name="P3"><text:span text:style-name="T12">6. </text:span>Втеча з ковчега</text:p>
      <text:p text:style-name="P28">"День 7"</text:p>
      <text:p text:style-name="P16"><text:span text:style-name="T7">7. Військові п</text:span>овідомл<text:span text:style-name="T7">яють</text:span> про прибуття на ковчег <text:span text:style-name="T7">та частково зачищають територію, після чого повідомляють про мінне поле</text:span></text:p>
      <text:p text:style-name="P16"><text:span text:style-name="T7">8. </text:span>Г.г. наступає на міну, <text:span text:style-name="T7">а полонений рятує його</text:span></text:p>
      <text:p text:style-name="P16"><text:span text:style-name="T7">9. Компанія</text:span> підн<text:span text:style-name="T7">ялась </text:span>на ковчег, <text:span text:style-name="T7">після чого він почав злітати</text:span></text:p>
      <text:p text:style-name="P16"><text:span text:style-name="T7">10. </text:span>Гуманоїд хапає г.г. за ногу, <text:span text:style-name="T12">п</text:span><text:span text:style-name="T10">олонений помічає це занадто пізно і не встигає врятувати г.г.</text:span></text:p>
      <text:p text:style-name="P20"><text:span text:style-name="T10">1</text:span><text:span text:style-name="T8">1. <text:s/></text:span><text:span text:style-name="T10">Г.г. випадає з ковчега вниз до гуманоїдів</text:span></text:p>
      <text:p text:style-name="P30"><text:span text:style-name="T1">18. </text:span>Help_captive_no_girl_kill_neighbor</text:p>
      <text:p text:style-name="P2">1. Вбивати сусіда</text:p>
      <text:p text:style-name="P2"><text:soft-page-break/>2. Не рятувати дівчину</text:p>
      <text:p text:style-name="P2">3. Заправитись</text:p>
      <text:p text:style-name="P2">4. Перевірив відсік</text:p>
      <text:p text:style-name="P2">5. Врятував полоненого</text:p>
      <text:p text:style-name="P25">____________________</text:p>
      <text:p text:style-name="P3"><text:span text:style-name="T12">6. </text:span>Втеча з ковчега</text:p>
      <text:p text:style-name="P28">"День 7"</text:p>
      <text:p text:style-name="P16"><text:span text:style-name="T7">7. Військові п</text:span>овідомл<text:span text:style-name="T7">яють</text:span> про прибуття на ковчег <text:span text:style-name="T7">та частково зачищають територію, і виявляють що г.г. заражений</text:span></text:p>
      <text:p text:style-name="P19">8. Його компаньйон <text:span text:style-name="T12">намагається</text:span> виправд<text:span text:style-name="T12">ати</text:span> його, а<text:span text:style-name="T12">ле</text:span> <text:span text:style-name="T12">вони не погоджуються на це і кажуть що можуть взяти лише полоненого, але не г.г.</text:span></text:p>
      <text:p text:style-name="P3"><text:span text:style-name="T12">9. </text:span>Г.г. каже полоненому підійматись на ковчег, але той відмовляється, <text:span text:style-name="T12">спираючись на те що г.г. врятував йому життя, а отже він його не кине,</text:span> <text:span text:style-name="T12">тож полонений </text:span>просить дати їм зброю, щоб у них хоч був шанс вижити, військові не погоджуються давати зброю г.г. та дають один автомат полоненому і він залишається <text:span text:style-name="T12">внизу разом </text:span>з г.г.</text:p>
      <text:p text:style-name="P3"><text:span text:style-name="T12">10. </text:span>Ковчег злітає без них</text:p>
      <text:p text:style-name="P30"><text:span text:style-name="T1">19. </text:span>Not_help_captive_no_girl</text:p>
      <text:p text:style-name="P2">1. Не вбивати сусіда</text:p>
      <text:p text:style-name="P2">2. Не рятувати дівчину</text:p>
      <text:p text:style-name="P2">3. Заправитись</text:p>
      <text:p text:style-name="P2">4. Перевірив відсік</text:p>
      <text:p text:style-name="P2">5. Не рятував полоненого</text:p>
      <text:p text:style-name="P25">____________________</text:p>
      <text:p text:style-name="P3"><text:span text:style-name="T12">6. </text:span>Втеча з ковчега</text:p>
      <text:p text:style-name="P28">"День 7"</text:p>
      <text:p text:style-name="P16"><text:span text:style-name="T7">7. Військові п</text:span>овідомл<text:span text:style-name="T7">яють</text:span> про прибуття на ковчег <text:span text:style-name="T7">та частково зачищають територію, після чого повідомляють про мінне поле</text:span></text:p>
      <text:p text:style-name="P17"><text:span text:style-name="T7">8. </text:span>Г.г. <text:span text:style-name="T15">прохлдить мінне поле без проблем і заходить на ковчег</text:span></text:p>
      <text:p text:style-name="P34">9. Як тільки він починає злітати на нього починають залазити гуманоїди, частини тіл яких відлітали від мін, і г.г. випадає через те що він не встиг закріпитись, а ковчег почало заносити на бік, тому г.г. випадає а гуманоїди відчипляються від ковчега та падають за ним, аби з’їсти</text:p>
      <text:p text:style-name="P30"><text:span text:style-name="T1">20. </text:span>Not_help_captive_no_girl_kill_neighbor</text:p>
      <text:p text:style-name="P2">1. Вбивати сусіда</text:p>
      <text:p text:style-name="P2">2. Не рятувати дівчину</text:p>
      <text:p text:style-name="P2">3. Заправитись</text:p>
      <text:p text:style-name="P2">4. Перевірив відсік</text:p>
      <text:p text:style-name="P2">5. Не рятував полоненого</text:p>
      <text:p text:style-name="P25">____________________</text:p>
      <text:p text:style-name="P28">"День 7"</text:p>
      <text:p text:style-name="P16"><text:span text:style-name="T7">7. Військові п</text:span>овідомл<text:span text:style-name="T7">яють</text:span> про прибуття на ковчег <text:span text:style-name="T7">та частково зачищають територію, і виявляють що г.г. заражений </text:span><text:span text:style-name="T12">і розстрілюють його</text:span></text:p>
      <text:p text:style-name="P30"><text:span text:style-name="T1">21. </text:span>Not_check_cell_no_girl</text:p>
      <text:p text:style-name="P2">1. Не вбивати сусіда</text:p>
      <text:p text:style-name="P2">2. Не рятувати дівчину</text:p>
      <text:p text:style-name="P2">3. Заправлятись</text:p>
      <text:p text:style-name="P2">4. Не перевірив відсік</text:p>
      <text:p text:style-name="P25">____________________</text:p>
      <text:p text:style-name="P7">6. Звичайний день</text:p>
      <text:p text:style-name="P24">"День 7"</text:p>
      <text:p text:style-name="P16"><text:soft-page-break/><text:span text:style-name="T7">7. Ковчег мав би вже злітати, але він цього не робить, тому в</text:span>сі прибулі на ковчег збираються в головній залі та обурюються даній ситуації</text:p>
      <text:p text:style-name="P16"><text:span text:style-name="T7">8. </text:span>На трибуну виходить головний на ковчезі та каже що ніякого ковчега тут ніколи не було і що це місце лише підробка, а їх всіх тут зібрали аби зїсти, бо команда ковчега - канібали</text:p>
      <text:p text:style-name="P16"><text:span text:style-name="T7">9. </text:span>Спроба боротьби людей проти команди ковчега. Г.г. помирає у битві</text:p>
      <text:p text:style-name="P30"><text:span text:style-name="T1">22. </text:span>Not_check_cell_no_girl_kill_neighbor</text:p>
      <text:p text:style-name="P2">1. Вбивати сусіда</text:p>
      <text:p text:style-name="P2">2. Не рятувати дівчину</text:p>
      <text:p text:style-name="P2">3. Заправлятись</text:p>
      <text:p text:style-name="P2">4. Не перевірив відсік</text:p>
      <text:p text:style-name="P25">____________________</text:p>
      <text:p text:style-name="P7">6. Звичайний день</text:p>
      <text:p text:style-name="P24">"День 7"</text:p>
      <text:p text:style-name="P16"><text:span text:style-name="T7">7. Ковчег мав би вже злітати, але він цього не робить, тому в</text:span>сі прибулі на ковчег збираються в головній залі та обурюються даній ситуації</text:p>
      <text:p text:style-name="P16"><text:span text:style-name="T7">8. </text:span>На трибуну виходить головний на ковчезі та каже що ніякого ковчега тут ніколи не було і що це місце лише підробка, а їх всіх тут зібрали аби зїсти, бо команда ковчега - канібали</text:p>
      <text:p text:style-name="P19">9. Г.г. перетворюється на гуманоїда та нападає на своїх, але його вбивають</text:p>
      <text:p text:style-name="P30"><text:span text:style-name="T1">23. </text:span>Run_no_girl_no_refuel</text:p>
      <text:p text:style-name="P2">1. Не вбивати сусіда</text:p>
      <text:p text:style-name="P2">2. Не рятувати дівчину</text:p>
      <text:p text:style-name="P2">3. Не заправлятись</text:p>
      <text:p text:style-name="P2">4. Перевірив відсік</text:p>
      <text:p text:style-name="P2">5. Врятував полоненого</text:p>
      <text:p text:style-name="P2">6. Бігти</text:p>
      <text:p text:style-name="P25">____________________</text:p>
      <text:p text:style-name="P7"><text:span text:style-name="T11">7</text:span>. <text:span text:style-name="T11">Вони бігли у напрямку минулих координат ковчега</text:span></text:p>
      <text:p text:style-name="P24">"День 7"</text:p>
      <text:p text:style-name="P16"><text:span text:style-name="T11">8</text:span><text:span text:style-name="T7">. Вони </text:span><text:span text:style-name="T11">по</text:span><text:span text:style-name="T7">бач</text:span><text:span text:style-name="T11">или</text:span><text:span text:style-name="T7"> як ковчег летить над ними, </text:span><text:span text:style-name="T12">а зграя гуманоїдів наближається до них</text:span></text:p>
      <text:p text:style-name="P30"><text:span text:style-name="T1">24. </text:span>Run_no_girl_no_refuel_kill_neighbor</text:p>
      <text:p text:style-name="P2">1. Вбивати сусіда</text:p>
      <text:p text:style-name="P2">2. Не рятувати дівчину</text:p>
      <text:p text:style-name="P2">3. Не заправлятись</text:p>
      <text:p text:style-name="P2">4. Перевірив відсік</text:p>
      <text:p text:style-name="P2">5. Врятував полоненого</text:p>
      <text:p text:style-name="P2">6. Бігти</text:p>
      <text:p text:style-name="P25">____________________</text:p>
      <text:p text:style-name="P7"><text:span text:style-name="T11">7</text:span>. <text:span text:style-name="T11">Вони бігли у напрямку минулих координат ковчега</text:span></text:p>
      <text:p text:style-name="P24">"День 7"</text:p>
      <text:p text:style-name="P16"><text:span text:style-name="T11">8</text:span><text:span text:style-name="T7">. Вони </text:span><text:span text:style-name="T11">по</text:span><text:span text:style-name="T7">бач</text:span><text:span text:style-name="T11">или</text:span><text:span text:style-name="T7"> як ковчег летить над ними, </text:span><text:span text:style-name="T12">а зграя гуманоїдів наближається до них</text:span></text:p>
      <text:p text:style-name="P20">9. Зграя гуманоїдів з’їдає його компаньйона, та не г.г. бо вони бачуть у ньому такого ж гуманоїда і він у муках перетворюється у гуманоїда</text:p>
      <text:p text:style-name="P30"><text:span text:style-name="T1">25. </text:span>Fight_no_girl_no_refuel</text:p>
      <text:p text:style-name="P2">1. Не вбивати сусіда</text:p>
      <text:p text:style-name="P2">2. Не рятувати дівчину</text:p>
      <text:p text:style-name="P2">3. Не заправлятись</text:p>
      <text:p text:style-name="P2">4. Перевірив відсік</text:p>
      <text:p text:style-name="P2">5. Врятував полоненого</text:p>
      <text:p text:style-name="P2"><text:soft-page-break/>6. Повернутись та битись</text:p>
      <text:p text:style-name="P25">____________________</text:p>
      <text:p text:style-name="P3"><text:span text:style-name="T12">7. </text:span>Г.г. розуміє що бігти немає куди, тож вирішують повернутись та завоювати псевдо ковчег</text:p>
      <text:p text:style-name="P3"><text:span text:style-name="T12">8. </text:span>Він намагається підняти рух супротиву проти канібалів проте багато людей вже розбіглись, а ті що залишились дуже слабкі</text:p>
      <text:p text:style-name="P3"><text:span text:style-name="T12">9. </text:span>Г.г. сподівається що все ж зможе перемогти та іде в бій разом з полоненим і помирає</text:p>
      <text:p text:style-name="P30"><text:span text:style-name="T1">26. </text:span>Fight_no_girl_no_refuel_kill_neighbor</text:p>
      <text:p text:style-name="P2">1. Вбивати сусіда</text:p>
      <text:p text:style-name="P2">2. Не рятувати дівчину</text:p>
      <text:p text:style-name="P2">3. Не заправлятись</text:p>
      <text:p text:style-name="P2">4. Перевірив відсік</text:p>
      <text:p text:style-name="P2">5. Врятував полоненого</text:p>
      <text:p text:style-name="P2">6. Повернутись та битись</text:p>
      <text:p text:style-name="P25">____________________</text:p>
      <text:p text:style-name="P3"><text:span text:style-name="T12">7. </text:span>Г.г. розуміє що бігти немає куди, тож вирішують повернутись та завоювати псевдо ковчег</text:p>
      <text:p text:style-name="P3"><text:span text:style-name="T12">8. </text:span>Він намагається підняти рух супротиву проти канібалів проте багато людей вже розбіглись, а ті що залишились дуже слабкі</text:p>
      <text:p text:style-name="P3"><text:span text:style-name="T12">9. </text:span>Г.г. сподівається що все ж зможе перемогти та іде в бій разом з полоненим, <text:span text:style-name="T12">де другий</text:span> помирає, а г.г. стає гуманоїдом</text:p>
      <text:p text:style-name="P3"><text:span text:style-name="T12">10. </text:span>Його теж вбивають, проте газ з його легень розлітається і канібали також перетворюються на гуманоїдів</text:p>
      <text:p text:style-name="P30"><text:span text:style-name="T1">27. </text:span>Run_no_girl_no_refuel_not_help</text:p>
      <text:p text:style-name="P2">1. Не вбивати сусіда</text:p>
      <text:p text:style-name="P2">2. Не рятувати дівчину</text:p>
      <text:p text:style-name="P2">3. Не заправлятись</text:p>
      <text:p text:style-name="P2">4. Перевірив відсік</text:p>
      <text:p text:style-name="P2">5. Не рятував полоненого</text:p>
      <text:p text:style-name="P2">6. Бігти</text:p>
      <text:p text:style-name="P25">____________________</text:p>
      <text:p text:style-name="P3"><text:span text:style-name="T12">7. </text:span>Г.г. біжать у напрямку минулих координат ковчега</text:p>
      <text:p text:style-name="P24">"День 7"</text:p>
      <text:p text:style-name="P3"><text:span text:style-name="T12">8. </text:span><text:span text:style-name="T16">Він чує як канібали з псевдо ковчега на мотоциклах наздоганяють його ззаду, зпереду сунуть гуманоїди</text:span></text:p>
      <text:p text:style-name="P11">9. Він падає абсолютно безсилий в очікувані неминучого кінця, який може прийти з будь якого боку</text:p>
      <text:p text:style-name="P30"><text:span text:style-name="T1">28. </text:span>Run_no_girl_no_refuel_not_help_kill_neighbor</text:p>
      <text:p text:style-name="P2">1. Вбивати сусіда</text:p>
      <text:p text:style-name="P2">2. Не рятувати дівчину</text:p>
      <text:p text:style-name="P2">3. Не заправлятись</text:p>
      <text:p text:style-name="P2">4. Перевірив відсік</text:p>
      <text:p text:style-name="P2">5. Не рятував полоненого</text:p>
      <text:p text:style-name="P2">6. Бігти</text:p>
      <text:p text:style-name="P25">____________________</text:p>
      <text:p text:style-name="P3"><text:span text:style-name="T12">7. </text:span>Г.г. біжать у напрямку минулих координат ковчега</text:p>
      <text:p text:style-name="P24">"День 7"</text:p>
      <text:p text:style-name="P4"><text:span text:style-name="T12">8. </text:span><text:span text:style-name="T16">Він чує як канібали з псевдо ковчега на мотоциклах наздоганяють його ззаду, зпереду сунуть гуманоїди</text:span></text:p>
      <text:p text:style-name="P11"><text:soft-page-break/>9. Він падає абсолютно безсилий в очікувані неминучого кінця, який може прийти з будь якого боку, але канібали побачивши велику групу гуманоїдів розвертаються та прямують назад, а г.г. починає кашляти зеленим газом і перетворюється на гуманоїда, зайнявши своє місце у їх зграї</text:p>
      <text:p text:style-name="P30"><text:span text:style-name="T1">29. </text:span>Fight_no_girl_no_refuel_not_help</text:p>
      <text:p text:style-name="P2">1. Не вбивати сусіда</text:p>
      <text:p text:style-name="P2">2. Не рятувати дівчину</text:p>
      <text:p text:style-name="P2">3. Не заправлятись</text:p>
      <text:p text:style-name="P2">4. Перевірив відсік</text:p>
      <text:p text:style-name="P2">5. Не рятував полоненого</text:p>
      <text:p text:style-name="P2">6. Повернутись та битись</text:p>
      <text:p text:style-name="P25">____________________</text:p>
      <text:p text:style-name="P4"><text:span text:style-name="T12">7. </text:span>Г.г. розуміє що бігти немає куди, тож вирішують повернутись та завоювати псевдо ковчег</text:p>
      <text:p text:style-name="P4"><text:span text:style-name="T12">8. </text:span>Він намагається підняти рух супротиву проти канібалів проте багато людей вже розбіглись, а ті що залишились дуже слабкі</text:p>
      <text:p text:style-name="P4"><text:span text:style-name="T12">9. </text:span>Г.г. сподівається що всеж зможе перемогти та іде в бій сам і помирає</text:p>
      <text:p text:style-name="P30"><text:span text:style-name="T1">30. </text:span>Fight_no_girl_no_refuel_not_help_kill_neighbor</text:p>
      <text:p text:style-name="P2">1. Вбивати сусіда</text:p>
      <text:p text:style-name="P2">2. Не рятувати дівчину</text:p>
      <text:p text:style-name="P2">3. Не заправлятись</text:p>
      <text:p text:style-name="P2">4. Перевірив відсік</text:p>
      <text:p text:style-name="P2">5. Не рятував полоненого</text:p>
      <text:p text:style-name="P2">6. Повернутись та битись</text:p>
      <text:p text:style-name="P25">____________________</text:p>
      <text:p text:style-name="P3"><text:span text:style-name="T12">7. </text:span>Г.г. розуміє що бігти немає куди, тож вирішують повернутись та завоювати псевдо ковчег</text:p>
      <text:p text:style-name="P3"><text:span text:style-name="T12">8. </text:span>Він намагається підняти рух супротиву проти канібалів проте багато людей вже розбіглись, а ті що залишились дуже слабкі</text:p>
      <text:p text:style-name="P3"><text:span text:style-name="T12">9. </text:span>Г.г. сподівається що всеж зможе перемогти та іде в бій сам, <text:span text:style-name="T16">проте він не встигає зайти у середину, і перетворюється на гуманоїда</text:span></text:p>
      <text:p text:style-name="P11">10. Помітивши це канібали беруть його в заручники, аби дослідити</text:p>
      <text:p text:style-name="P30"><text:span text:style-name="T1">31. </text:span>Not_check_cell_no_girl_no_refuel</text:p>
      <text:p text:style-name="P2">1. Не вбивати сусіда</text:p>
      <text:p text:style-name="P2">2. Не рятувати дівчину</text:p>
      <text:p text:style-name="P2">3. Заправитись</text:p>
      <text:p text:style-name="P2">4. Не перевірив відсік</text:p>
      <text:p text:style-name="P25">____________________</text:p>
      <text:p text:style-name="P3"><text:span text:style-name="T12">7. </text:span>Г.г. розуміє що бігти немає куди, тож вирішують повернутись та завоювати псевдо ковчег</text:p>
      <text:p text:style-name="P3"><text:span text:style-name="T12">8. </text:span>Він намагається підняти рух супротиву проти канібалів проте багато людей вже розбіглись, а ті що залишились дуже слабкі</text:p>
      <text:p text:style-name="P3"><text:span text:style-name="T12">9. </text:span>Г.г. сподівається що всеж зможе перемогти та іде в бій сам і помирає розприснувши зелений газ по вьому псевдо ковчегу</text:p>
      <text:p text:style-name="P32"><text:span text:style-name="T5">32. </text:span><text:span text:style-name="T4">Not_check_cell_no_girl_no_refuel_kill_neighbor</text:span></text:p>
      <text:p text:style-name="P2">1. Вбивати сусіда</text:p>
      <text:p text:style-name="P2">2. Не рятувати дівчину</text:p>
      <text:p text:style-name="P2">3. Заправитись</text:p>
      <text:p text:style-name="P2">4. Не перевірив відсік</text:p>
      <text:p text:style-name="P25">____________________</text:p>
      <text:p text:style-name="P3"><text:span text:style-name="T12">5. </text:span>Звичайний день</text:p>
      <text:p text:style-name="P24"><text:soft-page-break/>"День 7"</text:p>
      <text:p text:style-name="P3"><text:span text:style-name="T7">7. Ковчег мав би вже злітати, але він цього не робить, тому в</text:span>сі прибулі на ковчег збираються в головній залі та обурюються даній ситуації</text:p>
      <text:p text:style-name="P3"><text:span text:style-name="T7">8. </text:span>На трибуну виходить головний на ковчезі та каже що ніякого ковчега тут ніколи не було і що це місце лише підробка, а їх всіх тут зібрали аби зїсти, бо команда ковчега - канібали</text:p>
      <text:p text:style-name="P19">9. Г.г. помирає підчас битви і деякі з прибулих вдихають зелений дим що виходив з нього, тож вони стають гуманоїдами та з'їдають канібалів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0:02:16.839904136</meta:creation-date>
    <meta:generator>LibreOffice/7.5.2.2$Linux_X86_64 LibreOffice_project/50$Build-2</meta:generator>
    <dc:date>2023-05-21T12:26:35.738700556</dc:date>
    <meta:editing-duration>P1DT1H45M31S</meta:editing-duration>
    <meta:editing-cycles>12</meta:editing-cycles>
    <meta:document-statistic meta:table-count="0" meta:image-count="0" meta:object-count="0" meta:page-count="10" meta:paragraph-count="373" meta:word-count="2609" meta:character-count="16673" meta:non-whitespace-character-count="14434"/>
  </office:meta>
</office:document-meta>
</file>